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C00000036B169CBA4.png" manifest:media-type="image/png"/>
  <manifest:file-entry manifest:full-path="Pictures/100049AE0000150E0000059FF9655C48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152bca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officeooo:rsid="0015da2e" officeooo:paragraph-rsid="0015da2e"/>
    </style:style>
    <style:style style:name="T1" style:family="text">
      <style:text-properties officeooo:rsid="0015da2e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6.135cm" svg:y="0.042cm" svg:width="10.781cm" svg:height="2.88cm" draw:z-index="0"><draw:image xlink:href="Pictures/100049AE0000150E0000059FF9655C48.svg" xlink:type="simple" xlink:show="embed" xlink:actuate="onLoad"/><draw:image xlink:href="Pictures/10000201000000CC00000036B169CBA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MT1" style:family="text">
      <style:text-properties officeooo:rsid="0015da2e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="none" fo:padding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he legal entity behind BornHack is:</text:span></text:p>
        <text:p text:style-name="MP1">BornHack IVS <text:span text:style-name="MT1">c/o Thomas Steen Rasmussen</text:span>, Offenbachsvej 34, 2. tv., </text:p>
        <text:p text:style-name="MP1">2450 Copenhagen SV, Denmark. CVR# 37666521</text:p>
        <text:p text:style-name="MP2"><text:span text:style-name="MT2">email </text:span><text:a xlink:type="simple" xlink:href="mailto:info@bornhack.dk"><text:span text:style-name="MT2">info@bornhack.dk</text:span></text:a><text:span text:style-name="MT2"> - web </text:span><text:a xlink:type="simple" xlink:href="https://www.bornhack.dk/"><text:span text:style-name="MT2">https://www.bornhack.dk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20:00:38.739000000</meta:creation-date>
    <dc:date>2016-05-16T20:40:26.146000000</dc:date>
    <meta:editing-duration>PT9M27S</meta:editing-duration>
    <meta:editing-cycles>1</meta:editing-cycles>
    <meta:document-statistic meta:table-count="0" meta:image-count="1" meta:object-count="0" meta:page-count="1" meta:paragraph-count="4" meta:word-count="27" meta:character-count="197" meta:non-whitespace-character-count="173"/>
    <meta:generator>LibreOffice/4.2.2.1$Windows_x86 LibreOffice_project/3be8cda0bddd8e430d8cda1ebfd581265cca5a0f</meta:generator>
  </office:meta>
</office:document-meta>
</file>